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7.99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5.001cm"/>
    </style:style>
    <style:style style:name="co9" style:family="table-column">
      <style:table-column-properties fo:break-before="auto" style:column-width="2.6cm"/>
    </style:style>
    <style:style style:name="co10" style:family="table-column">
      <style:table-column-properties fo:break-before="auto" style:column-width="9.99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999999" style:text-align-source="fix" style:repeat-content="false" fo:wrap-option="wrap" style:vertical-align="middle"/>
      <style:paragraph-properties fo:text-align="center" fo:margin-left="0cm"/>
      <style:text-properties fo:color="#800000" style:text-position="" fo:font-size="12pt" fo:font-weight="bold"/>
    </style:style>
    <style:style style:name="ce2" style:family="table-cell" style:parent-style-name="Default" style:data-style-name="N112">
      <style:table-cell-properties style:text-align-source="fix" style:repeat-content="false" style:vertical-align="top"/>
      <style:paragraph-properties fo:text-align="start" fo:margin-left="0.353cm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text-position=""/>
    </style:style>
    <style:style style:name="ce4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.353cm"/>
      <style:text-properties style:text-position="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.353cm"/>
      <style:text-properties style:text-position="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text-position=""/>
    </style:style>
    <style:style style:name="ce13" style:family="table-cell" style:parent-style-name="Default" style:data-style-name="N100">
      <style:table-cell-properties fo:background-color="#ffff99" fo:wrap-option="wrap"/>
      <style:paragraph-properties fo:margin-left="0.353cm"/>
      <style:text-properties style:text-position=""/>
    </style:style>
    <style:style style:name="ce14" style:family="table-cell" style:parent-style-name="Default" style:data-style-name="N100">
      <style:table-cell-properties fo:wrap-option="wrap"/>
      <style:paragraph-properties fo:margin-left="0.353cm"/>
      <style:text-properties style:text-position=""/>
    </style:style>
    <style:style style:name="ce15" style:family="table-cell" style:parent-style-name="Default" style:data-style-name="N0">
      <style:table-cell-properties fo:wrap-option="wrap"/>
      <style:paragraph-properties fo:margin-left="0.353cm"/>
      <style:text-properties style:text-position=""/>
    </style:style>
    <style:style style:name="ce16" style:family="table-cell" style:parent-style-name="Default" style:data-style-name="N0">
      <style:table-cell-properties fo:background-color="#ffff99" fo:wrap-option="wrap"/>
      <style:paragraph-properties fo:margin-left="0.353cm"/>
      <style:text-properties style:text-position=""/>
    </style:style>
    <style:style style:name="ce17" style:family="table-cell" style:parent-style-name="Default" style:data-style-name="N100">
      <style:table-cell-properties fo:border-bottom="none" fo:background-color="#999999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fo:color="#800000" style:text-position="" fo:font-size="12pt" fo:font-weight="bold"/>
    </style:style>
    <style:style style:name="ce18" style:family="table-cell" style:parent-style-name="Default" style:data-style-name="N112">
      <style:table-cell-properties fo:border-bottom="none" fo:background-color="#ffff99" fo:border-left="0.99pt solid #000000" fo:border-right="none" fo:border-top="none"/>
      <style:paragraph-properties fo:margin-left="0.353cm"/>
      <style:text-properties style:text-position=""/>
    </style:style>
    <style:style style:name="ce19" style:family="table-cell" style:parent-style-name="Default" style:data-style-name="N112">
      <style:table-cell-properties fo:border-bottom="none" fo:border-left="0.99pt solid #000000" fo:border-right="none" fo:border-top="none"/>
      <style:paragraph-properties fo:margin-left="0.353cm"/>
      <style:text-properties style:text-position=""/>
    </style:style>
    <style:style style:name="ce20" style:family="table-cell" style:parent-style-name="Default" style:data-style-name="N100">
      <style:table-cell-properties fo:border-bottom="none" fo:background-color="#999999" style:text-align-source="fix" style:repeat-content="false" fo:wrap-option="wrap" fo:border-left="none" fo:border-right="0.99pt solid #000000" fo:border-top="none" style:vertical-align="middle"/>
      <style:paragraph-properties fo:text-align="center"/>
      <style:text-properties fo:color="#800000" style:text-position="" fo:font-size="12pt" fo:font-weight="bold"/>
    </style:style>
    <style:style style:name="ce21" style:family="table-cell" style:parent-style-name="Default" style:data-style-name="N112">
      <style:table-cell-properties fo:border-bottom="none" fo:background-color="#ffff99" fo:border-left="none" fo:border-right="0.99pt solid #000000" fo:border-top="none"/>
      <style:paragraph-properties fo:margin-left="0.353cm"/>
      <style:text-properties style:text-position=""/>
    </style:style>
    <style:style style:name="ce22" style:family="table-cell" style:parent-style-name="Default" style:data-style-name="N112">
      <style:table-cell-properties fo:border-bottom="none" fo:border-left="none" fo:border-right="0.99pt solid #000000" fo:border-top="none"/>
      <style:paragraph-properties fo:margin-left="0.353cm"/>
      <style:text-properties style:text-position=""/>
    </style:style>
    <style:style style:name="ce23" style:family="table-cell" style:parent-style-name="Default" style:data-style-name="N104">
      <style:table-cell-properties fo:border-bottom="none" fo:background-color="#ffff99" fo:border-left="none" fo:border-right="0.99pt solid #000000" fo:border-top="none"/>
      <style:paragraph-properties fo:margin-left="0.353cm"/>
      <style:text-properties style:text-position=""/>
    </style:style>
    <style:style style:name="ce24" style:family="table-cell" style:parent-style-name="Default">
      <style:table-cell-properties fo:background-color="#ffff99"/>
      <style:text-properties style:text-position=""/>
    </style:style>
    <style:style style:name="ce7" style:family="table-cell" style:parent-style-name="Default" style:data-style-name="N100">
      <style:table-cell-properties fo:background-color="#999999" style:text-align-source="fix" style:repeat-content="false" fo:wrap-option="wrap" style:vertical-align="middle"/>
      <style:paragraph-properties fo:text-align="center"/>
      <style:text-properties fo:color="#800000" style:text-position="" fo:font-size="12pt" fo:font-weight="bold"/>
    </style:style>
    <style:style style:name="ce25" style:family="table-cell" style:parent-style-name="Default" style:data-style-name="N114">
      <style:paragraph-properties fo:margin-left="0.353cm"/>
      <style:text-properties style:text-position=""/>
    </style:style>
    <style:style style:name="ce27" style:family="table-cell" style:parent-style-name="Default" style:data-style-name="N100">
      <style:table-cell-properties fo:background-color="#999999" style:text-align-source="fix" style:repeat-content="false" fo:wrap-option="wrap" style:vertical-align="middle"/>
      <style:paragraph-properties fo:text-align="center"/>
      <style:text-properties fo:color="#800000" fo:font-size="12pt" fo:font-weight="bold"/>
    </style:style>
    <style:style style:name="ce28" style:family="table-cell" style:parent-style-name="Default" style:data-style-name="N113">
      <style:table-cell-properties style:vertical-align="top"/>
    </style:style>
    <style:style style:name="ce29" style:family="table-cell" style:parent-style-name="Default" style:data-style-name="N113">
      <style:table-cell-properties style:vertical-align="top"/>
      <style:paragraph-properties fo:margin-left="0.353cm"/>
    </style:style>
    <style:style style:name="ce30" style:family="table-cell" style:parent-style-name="Default" style:data-style-name="N100">
      <style:table-cell-properties fo:wrap-option="wrap" style:vertical-align="top"/>
      <style:paragraph-properties fo:margin-left="0.353cm"/>
    </style:style>
    <style:style style:name="ce31" style:family="table-cell" style:parent-style-name="Default" style:data-style-name="N0">
      <style:table-cell-properties fo:wrap-option="wrap" style:vertical-align="top"/>
      <style:paragraph-properties fo:margin-left="0.353cm"/>
    </style:style>
    <style:style style:name="ce32" style:family="table-cell" style:parent-style-name="Default">
      <style:table-cell-properties style:vertical-align="top"/>
    </style:style>
  </office:automatic-styles>
  <office:body>
    <office:spreadsheet>
      <table:table table:name="Training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1" table:number-columns-repeated="2" table:default-cell-style-name="ce4"/>
        <table:table-column table:style-name="co4" table:default-cell-style-name="ce5"/>
        <table:table-column table:style-name="co5" table:number-columns-repeated="250" table:default-cell-style-name="ce6"/>
        <table:table-row table:style-name="ro1">
          <table:table-cell table:style-name="ce1" office:value-type="string">
            <text:p>Start Date</text:p>
          </table:table-cell>
          <table:table-cell table:style-name="ce1" office:value-type="string">
            <text:p>Duration</text:p>
            <text:p>[days]</text:p>
          </table:table-cell>
          <table:table-cell table:style-name="ce1" office:value-type="string">
            <text:p>Course Name</text:p>
          </table:table-cell>
          <table:table-cell table:style-name="ce1" office:value-type="string">
            <text:p>Given By</text:p>
          </table:table-cell>
          <table:table-cell table:style-name="ce1" office:value-type="string">
            <text:p>Location</text:p>
          </table:table-cell>
          <table:table-cell table:style-name="ce1" table:number-columns-repeated="251"/>
        </table:table-row>
        <table:table-row table:style-name="ro2">
          <table:table-cell office:value-type="date" office:date-value="1992-10-26">
            <text:p>Mon, 26 Oct 1992</text:p>
          </table:table-cell>
          <table:table-cell office:value-type="float" office:value="4">
            <text:p>4</text:p>
          </table:table-cell>
          <table:table-cell office:value-type="string">
            <text:p>Logiscope</text:p>
          </table:table-cell>
          <table:table-cell office:value-type="string">
            <text:p>Verilog</text:p>
          </table:table-cell>
          <table:table-cell office:value-type="string">
            <text:p>Internal to CASE</text:p>
          </table:table-cell>
          <table:table-cell office:value-type="string">
            <text:p>Real-time systems debugging tool and testing tool</text:p>
          </table:table-cell>
          <table:table-cell table:number-columns-repeated="250"/>
        </table:table-row>
        <table:table-row table:style-name="ro3">
          <table:table-cell office:value-type="date" office:date-value="1992-08-18">
            <text:p>Tue, 18 Aug 1992</text:p>
          </table:table-cell>
          <table:table-cell office:value-type="float" office:value="2">
            <text:p>2</text:p>
          </table:table-cell>
          <table:table-cell office:value-type="string">
            <text:p>SMARTSystem</text:p>
          </table:table-cell>
          <table:table-cell office:value-type="string">
            <text:p>SMARTSystem</text:p>
          </table:table-cell>
          <table:table-cell office:value-type="string">
            <text:p>Internal to CASE</text:p>
          </table:table-cell>
          <table:table-cell office:value-type="string">
            <text:p>Real-time systems computer aided development tool and development environment</text:p>
          </table:table-cell>
          <table:table-cell table:number-columns-repeated="250"/>
        </table:table-row>
        <table:table-row table:style-name="ro4">
          <table:table-cell office:value-type="date" office:date-value="1991-08-01">
            <text:p>Thu, 1 Aug 1991</text:p>
          </table:table-cell>
          <table:table-cell office:value-type="float" office:value="2">
            <text:p>2</text:p>
          </table:table-cell>
          <table:table-cell office:value-type="string">
            <text:p>Fast Packet Switching</text:p>
          </table:table-cell>
          <table:table-cell office:value-type="string">
            <text:p>CASE Communications</text:p>
          </table:table-cell>
          <table:table-cell office:value-type="string">
            <text:p>CASE premises</text:p>
          </table:table-cell>
          <table:table-cell office:value-type="string">
            <text:p>Frame relay theory</text:p>
          </table:table-cell>
          <table:table-cell table:number-columns-repeated="250"/>
        </table:table-row>
        <table:table-row table:style-name="ro5">
          <table:table-cell office:value-type="date" office:date-value="1991-07-23">
            <text:p>Tue, 23 Jul 1991</text:p>
          </table:table-cell>
          <table:table-cell office:value-type="float" office:value="5">
            <text:p>5</text:p>
          </table:table-cell>
          <table:table-cell office:value-type="string">
            <text:p>Novell Netware 286</text:p>
          </table:table-cell>
          <table:table-cell office:value-type="string">
            <text:p>CASE Communications</text:p>
          </table:table-cell>
          <table:table-cell office:value-type="string">
            <text:p>CASE premises</text:p>
          </table:table-cell>
          <table:table-cell table:number-columns-repeated="251"/>
        </table:table-row>
        <table:table-row table:style-name="ro4">
          <table:table-cell office:value-type="date" office:date-value="1991-03-25">
            <text:p>Mon, 25 Mar 1991</text:p>
          </table:table-cell>
          <table:table-cell office:value-type="float" office:value="5">
            <text:p>5</text:p>
          </table:table-cell>
          <table:table-cell office:value-type="string">
            <text:p>DCX 860</text:p>
          </table:table-cell>
          <table:table-cell office:value-type="string">
            <text:p>CASE Communications</text:p>
          </table:table-cell>
          <table:table-cell office:value-type="string">
            <text:p>CASE premises</text:p>
          </table:table-cell>
          <table:table-cell office:value-type="string">
            <text:p>Product training</text:p>
          </table:table-cell>
          <table:table-cell table:number-columns-repeated="250"/>
        </table:table-row>
        <table:table-row table:style-name="ro5">
          <table:table-cell office:value-type="date" office:date-value="1990-10-29">
            <text:p>Mon, 29 Oct 1990</text:p>
          </table:table-cell>
          <table:table-cell office:value-type="float" office:value="5">
            <text:p>5</text:p>
          </table:table-cell>
          <table:table-cell office:value-type="string">
            <text:p>Advanced C Workshop</text:p>
          </table:table-cell>
          <table:table-cell office:value-type="string">
            <text:p>Instruction Set</text:p>
          </table:table-cell>
          <table:table-cell office:value-type="string">
            <text:p>Instruction Set premises</text:p>
          </table:table-cell>
          <table:table-cell table:number-columns-repeated="251"/>
        </table:table-row>
        <table:table-row table:style-name="ro5">
          <table:table-cell office:value-type="date" office:date-value="1990-06-11">
            <text:p>Mon, 11 Jun 1990</text:p>
          </table:table-cell>
          <table:table-cell office:value-type="float" office:value="5">
            <text:p>5</text:p>
          </table:table-cell>
          <table:table-cell office:value-type="string">
            <text:p>C Programming workshop</text:p>
          </table:table-cell>
          <table:table-cell office:value-type="string">
            <text:p>Instruction Set</text:p>
          </table:table-cell>
          <table:table-cell office:value-type="string">
            <text:p>Instruction Set premises</text:p>
          </table:table-cell>
          <table:table-cell table:number-columns-repeated="251"/>
        </table:table-row>
        <table:table-row table:style-name="ro5">
          <table:table-cell office:value-type="date" office:date-value="1990-02-01">
            <text:p>Thu, 1 Feb 1990</text:p>
          </table:table-cell>
          <table:table-cell office:value-type="float" office:value="2">
            <text:p>2</text:p>
          </table:table-cell>
          <table:table-cell office:value-type="string">
            <text:p>Presentation skills</text:p>
          </table:table-cell>
          <table:table-cell office:value-type="string">
            <text:p>Plessey Naval Systems</text:p>
          </table:table-cell>
          <table:table-cell office:value-type="string">
            <text:p>Plessey premises</text:p>
          </table:table-cell>
          <table:table-cell table:number-columns-repeated="251"/>
        </table:table-row>
        <table:table-row table:style-name="ro4">
          <table:table-cell office:value-type="date" office:date-value="1989-07-17">
            <text:p>Mon, 17 Jul 1989</text:p>
          </table:table-cell>
          <table:table-cell office:value-type="float" office:value="5">
            <text:p>5</text:p>
          </table:table-cell>
          <table:table-cell office:value-type="string">
            <text:p>Signalytics I</text:p>
          </table:table-cell>
          <table:table-cell office:value-type="string">
            <text:p>Plessey Naval Systems</text:p>
          </table:table-cell>
          <table:table-cell office:value-type="string">
            <text:p>Plessey premises</text:p>
          </table:table-cell>
          <table:table-cell office:value-type="string">
            <text:p>Basic signal analysis and processing</text:p>
          </table:table-cell>
          <table:table-cell table:number-columns-repeated="250"/>
        </table:table-row>
        <table:table-row table:style-name="ro3">
          <table:table-cell office:value-type="date" office:date-value="1989-05-30">
            <text:p>Tue, 30 May 1989</text:p>
          </table:table-cell>
          <table:table-cell office:value-type="float" office:value="5">
            <text:p>5</text:p>
          </table:table-cell>
          <table:table-cell office:value-type="string">
            <text:p>Motorola DSP 56000</text:p>
          </table:table-cell>
          <table:table-cell/>
          <table:table-cell office:value-type="string">
            <text:p>Plessey premises</text:p>
          </table:table-cell>
          <table:table-cell office:value-type="string">
            <text:p>Digital signal processing and the use of the Motorola DSP 56001 microprocessor chip</text:p>
          </table:table-cell>
          <table:table-cell table:number-columns-repeated="250"/>
        </table:table-row>
        <table:table-row table:style-name="ro5">
          <table:table-cell office:value-type="date" office:date-value="1989-01-23">
            <text:p>Mon, 23 Jan 1989</text:p>
          </table:table-cell>
          <table:table-cell office:value-type="float" office:value="5">
            <text:p>5</text:p>
          </table:table-cell>
          <table:table-cell office:value-type="string">
            <text:p>Basic Ada programming</text:p>
          </table:table-cell>
          <table:table-cell office:value-type="string">
            <text:p>Plessey Naval Systems</text:p>
          </table:table-cell>
          <table:table-cell office:value-type="string">
            <text:p>Plessey premises</text:p>
          </table:table-cell>
          <table:table-cell table:number-columns-repeated="251"/>
        </table:table-row>
        <table:table-row table:style-name="ro5" table:number-rows-repeated="2">
          <table:table-cell table:number-columns-repeated="256"/>
        </table:table-row>
        <table:table-row table:style-name="ro5">
          <table:table-cell office:value-type="string">
            <text:p>Between Aug 1986 and Aug 1987</text:p>
          </table:table-cell>
          <table:table-cell/>
          <table:table-cell office:value-type="string">
            <text:p>various Unisys internal product training courses</text:p>
          </table:table-cell>
          <table:table-cell office:value-type="string">
            <text:p>Unisys</text:p>
          </table:table-cell>
          <table:table-cell office:value-type="string">
            <text:p>Milton Keynes training centre</text:p>
          </table:table-cell>
          <table:table-cell table:number-columns-repeated="251"/>
        </table:table-row>
        <table:table-row table:style-name="ro5" table:number-rows-repeated="65520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Employment" table:style-name="ta1" table:print="false">
        <office:forms form:automatic-focus="false" form:apply-design-mode="false"/>
        <table:table-column table:style-name="co6" table:default-cell-style-name="ce28"/>
        <table:table-column table:style-name="co6" table:default-cell-style-name="ce29"/>
        <table:table-column table:style-name="co3" table:number-columns-repeated="2" table:default-cell-style-name="ce30"/>
        <table:table-column table:style-name="co10" table:default-cell-style-name="ce30"/>
        <table:table-column table:style-name="co5" table:number-columns-repeated="251" table:default-cell-style-name="ce32"/>
        <table:table-row table:style-name="ro1">
          <table:table-cell table:style-name="ce27" office:value-type="string">
            <text:p>Start Date</text:p>
          </table:table-cell>
          <table:table-cell table:style-name="ce27" office:value-type="string">
            <text:p>End Date</text:p>
          </table:table-cell>
          <table:table-cell table:style-name="ce27" office:value-type="string">
            <text:p>Employer</text:p>
          </table:table-cell>
          <table:table-cell table:style-name="ce27" office:value-type="string">
            <text:p>Where</text:p>
          </table:table-cell>
          <table:table-cell table:style-name="ce27" office:value-type="string">
            <text:p>Comments</text:p>
          </table:table-cell>
          <table:table-cell table:style-name="ce27" table:number-columns-repeated="251"/>
        </table:table-row>
        <table:table-row table:style-name="ro4">
          <table:table-cell office:value-type="date" office:date-value="1986-08-01">
            <text:p>Aug 1986</text:p>
          </table:table-cell>
          <table:table-cell office:value-type="date" office:date-value="1987-08-01">
            <text:p>Aug 1987</text:p>
          </table:table-cell>
          <table:table-cell office:value-type="string">
            <text:p>Unisys</text:p>
          </table:table-cell>
          <table:table-cell office:value-type="string">
            <text:p>London, E1</text:p>
          </table:table-cell>
          <table:table-cell office:value-type="string">
            <text:p>Placement during university</text:p>
          </table:table-cell>
          <table:table-cell table:number-columns-repeated="251"/>
        </table:table-row>
        <table:table-row table:style-name="ro4">
          <table:table-cell office:value-type="date" office:date-value="1989-01-01">
            <text:p>Jan 1989</text:p>
          </table:table-cell>
          <table:table-cell office:value-type="date" office:date-value="1990-04-01">
            <text:p>Apr 1990</text:p>
          </table:table-cell>
          <table:table-cell office:value-type="string">
            <text:p>Plessey Naval Systems</text:p>
          </table:table-cell>
          <table:table-cell office:value-type="string">
            <text:p>Templecombe, Somerset</text:p>
          </table:table-cell>
          <table:table-cell table:number-columns-repeated="252"/>
        </table:table-row>
        <table:table-row table:style-name="ro4">
          <table:table-cell office:value-type="date" office:date-value="1990-04-01">
            <text:p>Apr 1990</text:p>
          </table:table-cell>
          <table:table-cell office:value-type="date" office:date-value="1992-12-01">
            <text:p>Dec 1992</text:p>
          </table:table-cell>
          <table:table-cell office:value-type="string">
            <text:p>CASE Communications</text:p>
          </table:table-cell>
          <table:table-cell office:value-type="string">
            <text:p>Watford, Hertfordshire</text:p>
          </table:table-cell>
          <table:table-cell table:number-columns-repeated="252"/>
        </table:table-row>
        <table:table-row table:style-name="ro4">
          <table:table-cell office:value-type="date" office:date-value="1993-04-01">
            <text:p>Apr 1993</text:p>
          </table:table-cell>
          <table:table-cell office:value-type="date" office:date-value="2000-04-01">
            <text:p>Apr 2000</text:p>
          </table:table-cell>
          <table:table-cell office:value-type="string">
            <text:p>Rathlin Software Limited</text:p>
          </table:table-cell>
          <table:table-cell/>
          <table:table-cell office:value-type="string">
            <text:p>This was my contracting vehicle</text:p>
          </table:table-cell>
          <table:table-cell table:number-columns-repeated="251"/>
        </table:table-row>
        <table:table-row table:style-name="ro4">
          <table:table-cell office:value-type="date" office:date-value="2000-04-01">
            <text:p>Apr 2000</text:p>
          </table:table-cell>
          <table:table-cell office:value-type="date" office:date-value="2001-12-01">
            <text:p>Dec 2001</text:p>
          </table:table-cell>
          <table:table-cell office:value-type="string">
            <text:p>Perot Systems Europe</text:p>
          </table:table-cell>
          <table:table-cell office:value-type="string">
            <text:p>Nottingham, Nottinghamshire</text:p>
          </table:table-cell>
          <table:table-cell table:number-columns-repeated="252"/>
        </table:table-row>
        <table:table-row table:style-name="ro7">
          <table:table-cell office:value-type="date" office:date-value="2001-12-01">
            <text:p>Dec 2001</text:p>
          </table:table-cell>
          <table:table-cell/>
          <table:table-cell table:style-name="ce31" office:value-type="string">
            <text:p>Rathlin Software Limited</text:p>
          </table:table-cell>
          <table:table-cell/>
          <table:table-cell office:value-type="string">
            <text:p>Self-employed</text:p>
          </table:table-cell>
          <table:table-cell table:number-columns-repeated="251"/>
        </table:table-row>
        <table:table-row table:style-name="ro2">
          <table:table-cell office:value-type="date" office:date-value="2007-07-01">
            <text:p>Jul 2007</text:p>
          </table:table-cell>
          <table:table-cell office:value-type="date" office:date-value="2008-02-01">
            <text:p>Feb 2008</text:p>
          </table:table-cell>
          <table:table-cell office:value-type="string">
            <text:p>ContractorUmbrella</text:p>
          </table:table-cell>
          <table:table-cell/>
          <table:table-cell office:value-type="string">
            <text:p>Umbrella company for my contracting with APD Communications</text:p>
          </table:table-cell>
          <table:table-cell table:number-columns-repeated="251"/>
        </table:table-row>
        <table:table-row table:style-name="ro7">
          <table:table-cell office:value-type="date" office:date-value="2010-04-19">
            <text:p>Apr 2010</text:p>
          </table:table-cell>
          <table:table-cell office:value-type="date" office:date-value="2013-11-12">
            <text:p>Nov 2013</text:p>
          </table:table-cell>
          <table:table-cell office:value-type="string">
            <text:p>Novacroft</text:p>
          </table:table-cell>
          <table:table-cell office:value-type="string">
            <text:p>Pitsford, Northamptonshire</text:p>
          </table:table-cell>
          <table:table-cell office:value-type="string">
            <text:p>employed as a technical researcher</text:p>
          </table:table-cell>
          <table:table-cell table:number-columns-repeated="251"/>
        </table:table-row>
        <table:table-row table:style-name="ro7">
          <table:table-cell office:value-type="date" office:date-value="2013-11-25">
            <text:p>Nov 2013</text:p>
          </table:table-cell>
          <table:table-cell/>
          <table:table-cell office:value-type="string">
            <text:p>Amor Group</text:p>
          </table:table-cell>
          <table:table-cell office:value-type="string">
            <text:p>Coventry</text:p>
          </table:table-cell>
          <table:table-cell office:value-type="string">
            <text:p>Project Manager</text:p>
          </table:table-cell>
          <table:table-cell table:number-columns-repeated="251"/>
        </table:table-row>
        <table:table-row table:style-name="ro4" table:number-rows-repeated="6552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Contracts" table:style-name="ta1" table:print="false">
        <office:forms form:automatic-focus="false" form:apply-design-mode="false"/>
        <table:table-column table:style-name="co6" table:default-cell-style-name="ce14"/>
        <table:table-column table:style-name="co3" table:default-cell-style-name="ce14"/>
        <table:table-column table:style-name="co8" table:default-cell-style-name="ce14"/>
        <table:table-column table:style-name="co3" table:default-cell-style-name="ce14"/>
        <table:table-column table:style-name="co6" table:default-cell-style-name="ce14"/>
        <table:table-column table:style-name="co1" table:default-cell-style-name="ce19"/>
        <table:table-column table:style-name="co1" table:default-cell-style-name="ce22"/>
        <table:table-column table:style-name="co5" table:number-columns-repeated="2" table:default-cell-style-name="ce22"/>
        <table:table-column table:style-name="co5" table:number-columns-repeated="1015" table:default-cell-style-name="Default"/>
        <table:table-row table:style-name="ro6">
          <table:table-cell table:style-name="ce7" table:number-columns-repeated="5"/>
          <table:table-cell table:style-name="ce17" office:value-type="string">
            <text:p>Contract</text:p>
          </table:table-cell>
          <table:table-cell table:style-name="ce20" table:number-columns-repeated="3"/>
          <table:table-cell table:style-name="ce7" table:number-columns-repeated="247"/>
          <table:table-cell table:number-columns-repeated="768"/>
        </table:table-row>
        <table:table-row table:style-name="ro1">
          <table:table-cell table:style-name="ce7" office:value-type="string">
            <text:p>Contractor</text:p>
          </table:table-cell>
          <table:table-cell table:style-name="ce7" office:value-type="string">
            <text:p>Employer</text:p>
          </table:table-cell>
          <table:table-cell table:style-name="ce7" office:value-type="string">
            <text:p>Contract Agency</text:p>
          </table:table-cell>
          <table:table-cell table:style-name="ce7" office:value-type="string">
            <text:p>Client</text:p>
          </table:table-cell>
          <table:table-cell table:style-name="ce7" office:value-type="string">
            <text:p>Sub-Contracted to</text:p>
          </table:table-cell>
          <table:table-cell table:style-name="ce17" office:value-type="string">
            <text:p>Start Date</text:p>
          </table:table-cell>
          <table:table-cell table:style-name="ce20" office:value-type="string">
            <text:p>End Date</text:p>
          </table:table-cell>
          <table:table-cell table:style-name="ce20" office:value-type="string">
            <text:p>Actual End Date</text:p>
          </table:table-cell>
          <table:table-cell table:style-name="ce20" office:value-type="string">
            <text:p>Contract Rate</text:p>
          </table:table-cell>
          <table:table-cell table:style-name="ce7" table:number-columns-repeated="247"/>
          <table:table-cell table:number-columns-repeated="768"/>
        </table:table-row>
        <table:table-row table:style-name="ro4">
          <table:table-cell table:style-name="ce13" office:value-type="string">
            <text:p>Simon May</text:p>
          </table:table-cell>
          <table:table-cell table:style-name="ce13" office:value-type="string">
            <text:p>Contractor Umbrella</text:p>
          </table:table-cell>
          <table:table-cell table:style-name="ce13" office:value-type="string">
            <text:p>Modus International</text:p>
          </table:table-cell>
          <table:table-cell table:style-name="ce13" office:value-type="string">
            <text:p>APD Communications</text:p>
          </table:table-cell>
          <table:table-cell table:style-name="ce13"/>
          <table:table-cell table:style-name="ce18" office:value-type="date" office:date-value="2008-01-07">
            <text:p>Mon, 7 Jan 2008</text:p>
          </table:table-cell>
          <table:table-cell table:style-name="ce21" office:value-type="date" office:date-value="2008-02-01">
            <text:p>Fri, 1 Feb 2008</text:p>
          </table:table-cell>
          <table:table-cell table:style-name="ce21"/>
          <table:table-cell table:style-name="ce23" office:value-type="currency" office:currency="GBP" office:value="35">
            <text:p>£35.00</text:p>
          </table:table-cell>
          <table:table-cell table:style-name="ce24" table:number-columns-repeated="1015"/>
        </table:table-row>
        <table:table-row table:style-name="ro4">
          <table:table-cell table:style-name="ce13" office:value-type="string">
            <text:p>Simon May</text:p>
          </table:table-cell>
          <table:table-cell table:style-name="ce13" office:value-type="string">
            <text:p>Contractor Umbrella</text:p>
          </table:table-cell>
          <table:table-cell table:style-name="ce13" office:value-type="string">
            <text:p>Modus International</text:p>
          </table:table-cell>
          <table:table-cell table:style-name="ce13" office:value-type="string">
            <text:p>APD Communications</text:p>
          </table:table-cell>
          <table:table-cell table:style-name="ce13"/>
          <table:table-cell table:style-name="ce18" office:value-type="date" office:date-value="2007-10-01">
            <text:p>Mon, 1 Oct 2007</text:p>
          </table:table-cell>
          <table:table-cell table:style-name="ce21" office:value-type="date" office:date-value="2007-12-28">
            <text:p>Fri, 28 Dec 2007</text:p>
          </table:table-cell>
          <table:table-cell table:style-name="ce21"/>
          <table:table-cell table:style-name="ce23" office:value-type="currency" office:currency="GBP" office:value="35">
            <text:p>£35.00</text:p>
          </table:table-cell>
          <table:table-cell table:style-name="ce24" table:number-columns-repeated="1015"/>
        </table:table-row>
        <table:table-row table:style-name="ro4">
          <table:table-cell table:style-name="ce13" office:value-type="string">
            <text:p>Simon May</text:p>
          </table:table-cell>
          <table:table-cell table:style-name="ce13" office:value-type="string">
            <text:p>Contractor Umbrella</text:p>
          </table:table-cell>
          <table:table-cell table:style-name="ce13" office:value-type="string">
            <text:p>Modus International</text:p>
          </table:table-cell>
          <table:table-cell table:style-name="ce13" office:value-type="string">
            <text:p>APD Communications</text:p>
          </table:table-cell>
          <table:table-cell table:style-name="ce13"/>
          <table:table-cell table:style-name="ce18" office:value-type="date" office:date-value="2007-07-02">
            <text:p>Mon, 2 Jul 2007</text:p>
          </table:table-cell>
          <table:table-cell table:style-name="ce21" office:value-type="date" office:date-value="2007-09-28">
            <text:p>Fri, 28 Sep 2007</text:p>
          </table:table-cell>
          <table:table-cell table:style-name="ce21"/>
          <table:table-cell table:style-name="ce23" office:value-type="currency" office:currency="GBP" office:value="35">
            <text:p>£35.00</text:p>
          </table:table-cell>
          <table:table-cell table:style-name="ce24" table:number-columns-repeated="1015"/>
        </table:table-row>
        <table:table-row table:style-name="ro4">
          <table:table-cell office:value-type="string">
            <text:p>Simon May</text:p>
          </table:table-cell>
          <table:table-cell office:value-type="string">
            <text:p>Rathlin Software Limited</text:p>
          </table:table-cell>
          <table:table-cell office:value-type="string">
            <text:p>Spring IT Personnel</text:p>
          </table:table-cell>
          <table:table-cell office:value-type="string">
            <text:p>Perot Systems Europe</text:p>
          </table:table-cell>
          <table:table-cell office:value-type="string">
            <text:p>EME</text:p>
          </table:table-cell>
          <table:table-cell office:value-type="date" office:date-value="2000-01-20">
            <text:p>Thu, 20 Jan 2000</text:p>
          </table:table-cell>
          <table:table-cell office:value-type="date" office:date-value="2000-07-28">
            <text:p>Fri, 28 Jul 2000</text:p>
          </table:table-cell>
          <table:table-cell table:number-columns-repeated="1017"/>
        </table:table-row>
        <table:table-row table:style-name="ro4">
          <table:table-cell office:value-type="string">
            <text:p>Simon May</text:p>
          </table:table-cell>
          <table:table-cell office:value-type="string">
            <text:p>Rathlin Software Limited</text:p>
          </table:table-cell>
          <table:table-cell office:value-type="string">
            <text:p>Spring IT Personnel</text:p>
          </table:table-cell>
          <table:table-cell office:value-type="string">
            <text:p>Perot Systems Europe</text:p>
          </table:table-cell>
          <table:table-cell office:value-type="string">
            <text:p>EME</text:p>
          </table:table-cell>
          <table:table-cell office:value-type="date" office:date-value="1999-05-10">
            <text:p>Mon, 10 May 1999</text:p>
          </table:table-cell>
          <table:table-cell office:value-type="date" office:date-value="1999-11-05">
            <text:p>Fri, 5 Nov 1999</text:p>
          </table:table-cell>
          <table:table-cell table:number-columns-repeated="1017"/>
        </table:table-row>
        <table:table-row table:style-name="ro4">
          <table:table-cell office:value-type="string">
            <text:p>Simon May</text:p>
          </table:table-cell>
          <table:table-cell office:value-type="string">
            <text:p>Rathlin Software Limited</text:p>
          </table:table-cell>
          <table:table-cell office:value-type="string">
            <text:p>Spring IT Personnel</text:p>
          </table:table-cell>
          <table:table-cell office:value-type="string">
            <text:p>Perot Systems Europe</text:p>
          </table:table-cell>
          <table:table-cell office:value-type="string">
            <text:p>EME</text:p>
          </table:table-cell>
          <table:table-cell office:value-type="date" office:date-value="1998-11-09">
            <text:p>Mon, 9 Nov 1998</text:p>
          </table:table-cell>
          <table:table-cell office:value-type="date" office:date-value="1999-05-07">
            <text:p>Fri, 7 May 1999</text:p>
          </table:table-cell>
          <table:table-cell table:number-columns-repeated="1017"/>
        </table:table-row>
        <table:table-row table:style-name="ro4">
          <table:table-cell office:value-type="string">
            <text:p>Simon May</text:p>
          </table:table-cell>
          <table:table-cell office:value-type="string">
            <text:p>Rathlin Software Limited</text:p>
          </table:table-cell>
          <table:table-cell office:value-type="string">
            <text:p>Software Personnel</text:p>
          </table:table-cell>
          <table:table-cell office:value-type="string">
            <text:p>Perot Systems Europe</text:p>
          </table:table-cell>
          <table:table-cell office:value-type="string">
            <text:p>EME</text:p>
          </table:table-cell>
          <table:table-cell office:value-type="date" office:date-value="1998-05-11">
            <text:p>Mon, 11 May 1998</text:p>
          </table:table-cell>
          <table:table-cell office:value-type="date" office:date-value="1998-11-06">
            <text:p>Fri, 6 Nov 1998</text:p>
          </table:table-cell>
          <table:table-cell table:number-columns-repeated="1017"/>
        </table:table-row>
        <table:table-row table:style-name="ro4">
          <table:table-cell table:style-name="ce13" office:value-type="string">
            <text:p>Simon May</text:p>
          </table:table-cell>
          <table:table-cell table:style-name="ce13" office:value-type="string">
            <text:p>Rathlin Software Limited</text:p>
          </table:table-cell>
          <table:table-cell table:style-name="ce13" office:value-type="string">
            <text:p>direct – no agency</text:p>
          </table:table-cell>
          <table:table-cell table:style-name="ce13" office:value-type="string">
            <text:p>Merchants</text:p>
          </table:table-cell>
          <table:table-cell table:style-name="ce13" office:value-type="string">
            <text:p>Sema</text:p>
          </table:table-cell>
          <table:table-cell table:style-name="ce18" office:value-type="date" office:date-value="1998-04-06">
            <text:p>Mon, 6 Apr 1998</text:p>
          </table:table-cell>
          <table:table-cell table:style-name="ce21" office:value-type="date" office:date-value="1998-04-10">
            <text:p>Fri, 10 Apr 1998</text:p>
          </table:table-cell>
          <table:table-cell table:style-name="ce21" table:number-columns-repeated="2"/>
          <table:table-cell table:style-name="ce24" office:value-type="string">
            <text:p>1 week working on a bid with Sema</text:p>
          </table:table-cell>
          <table:table-cell table:style-name="ce24" table:number-columns-repeated="1014"/>
        </table:table-row>
        <table:table-row table:style-name="ro4">
          <table:table-cell office:value-type="string">
            <text:p>Simon May</text:p>
          </table:table-cell>
          <table:table-cell office:value-type="string">
            <text:p>Rathlin Software Limited</text:p>
          </table:table-cell>
          <table:table-cell office:value-type="string">
            <text:p>MSB International</text:p>
          </table:table-cell>
          <table:table-cell office:value-type="string">
            <text:p>PowerGen</text:p>
          </table:table-cell>
          <table:table-cell/>
          <table:table-cell office:value-type="date" office:date-value="1997-09-29">
            <text:p>Mon, 29 Sep 1997</text:p>
          </table:table-cell>
          <table:table-cell office:value-type="date" office:date-value="1998-03-27">
            <text:p>Fri, 27 Mar 1998</text:p>
          </table:table-cell>
          <table:table-cell table:number-columns-repeated="1017"/>
        </table:table-row>
        <table:table-row table:style-name="ro4">
          <table:table-cell office:value-type="string">
            <text:p>Simon May</text:p>
          </table:table-cell>
          <table:table-cell office:value-type="string">
            <text:p>Rathlin Software Limited</text:p>
          </table:table-cell>
          <table:table-cell office:value-type="string">
            <text:p>MSB International</text:p>
          </table:table-cell>
          <table:table-cell office:value-type="string">
            <text:p>PowerGen</text:p>
          </table:table-cell>
          <table:table-cell/>
          <table:table-cell office:value-type="date" office:date-value="1997-04-01">
            <text:p>Tue, 1 Apr 1997</text:p>
          </table:table-cell>
          <table:table-cell office:value-type="date" office:date-value="1998-03-27">
            <text:p>Fri, 27 Mar 1998</text:p>
          </table:table-cell>
          <table:table-cell table:number-columns-repeated="1017"/>
        </table:table-row>
        <table:table-row table:style-name="ro4">
          <table:table-cell office:value-type="string">
            <text:p>Simon May</text:p>
          </table:table-cell>
          <table:table-cell office:value-type="string">
            <text:p>Rathlin Software Limited</text:p>
          </table:table-cell>
          <table:table-cell office:value-type="string">
            <text:p>MSB International</text:p>
          </table:table-cell>
          <table:table-cell office:value-type="string">
            <text:p>PowerGen</text:p>
          </table:table-cell>
          <table:table-cell/>
          <table:table-cell office:value-type="date" office:date-value="1996-09-16">
            <text:p>Mon, 16 Sep 1996</text:p>
          </table:table-cell>
          <table:table-cell office:value-type="date" office:date-value="1997-03-28">
            <text:p>Fri, 28 Mar 1997</text:p>
          </table:table-cell>
          <table:table-cell table:number-columns-repeated="1017"/>
        </table:table-row>
        <table:table-row table:style-name="ro4">
          <table:table-cell office:value-type="string">
            <text:p>Simon May</text:p>
          </table:table-cell>
          <table:table-cell office:value-type="string">
            <text:p>Rathlin Software Limited</text:p>
          </table:table-cell>
          <table:table-cell office:value-type="string">
            <text:p>MSB International</text:p>
          </table:table-cell>
          <table:table-cell office:value-type="string">
            <text:p>PowerGen</text:p>
          </table:table-cell>
          <table:table-cell/>
          <table:table-cell office:value-type="date" office:date-value="1996-03-28">
            <text:p>Thu, 28 Mar 1996</text:p>
          </table:table-cell>
          <table:table-cell office:value-type="date" office:date-value="1997-03-28">
            <text:p>Fri, 28 Mar 1997</text:p>
          </table:table-cell>
          <table:table-cell table:number-columns-repeated="1017"/>
        </table:table-row>
        <table:table-row table:style-name="ro4">
          <table:table-cell office:value-type="string">
            <text:p>Simon May</text:p>
          </table:table-cell>
          <table:table-cell office:value-type="string">
            <text:p>Rathlin Software Limited</text:p>
          </table:table-cell>
          <table:table-cell office:value-type="string">
            <text:p>MSB International</text:p>
          </table:table-cell>
          <table:table-cell office:value-type="string">
            <text:p>PowerGen</text:p>
          </table:table-cell>
          <table:table-cell/>
          <table:table-cell office:value-type="date" office:date-value="1996-02-01">
            <text:p>Thu, 1 Feb 1996</text:p>
          </table:table-cell>
          <table:table-cell office:value-type="date" office:date-value="1996-03-29">
            <text:p>Fri, 29 Mar 1996</text:p>
          </table:table-cell>
          <table:table-cell table:number-columns-repeated="1017"/>
        </table:table-row>
        <table:table-row table:style-name="ro4">
          <table:table-cell office:value-type="string">
            <text:p>Simon May</text:p>
          </table:table-cell>
          <table:table-cell office:value-type="string">
            <text:p>Rathlin Software Limited</text:p>
          </table:table-cell>
          <table:table-cell office:value-type="string">
            <text:p>MSB International</text:p>
          </table:table-cell>
          <table:table-cell office:value-type="string">
            <text:p>PowerGen</text:p>
          </table:table-cell>
          <table:table-cell/>
          <table:table-cell office:value-type="date" office:date-value="1995-10-30">
            <text:p>Mon, 30 Oct 1995</text:p>
          </table:table-cell>
          <table:table-cell office:value-type="date" office:date-value="1996-01-31">
            <text:p>Wed, 31 Jan 1996</text:p>
          </table:table-cell>
          <table:table-cell table:number-columns-repeated="1017"/>
        </table:table-row>
        <table:table-row table:style-name="ro4">
          <table:table-cell table:style-name="ce13" office:value-type="string">
            <text:p>Simon May</text:p>
          </table:table-cell>
          <table:table-cell table:style-name="ce13" office:value-type="string">
            <text:p>Rathlin Software Limited</text:p>
          </table:table-cell>
          <table:table-cell table:style-name="ce13" office:value-type="string">
            <text:p>Comtex Solutions</text:p>
          </table:table-cell>
          <table:table-cell table:style-name="ce13" office:value-type="string">
            <text:p>Kenrick and Jefferson</text:p>
          </table:table-cell>
          <table:table-cell table:style-name="ce13"/>
          <table:table-cell table:style-name="ce18" office:value-type="date" office:date-value="1995-10-16">
            <text:p>Mon, 16 Oct 1995</text:p>
          </table:table-cell>
          <table:table-cell table:style-name="ce21" office:value-type="date" office:date-value="1995-11-24">
            <text:p>Fri, 24 Nov 1995</text:p>
          </table:table-cell>
          <table:table-cell table:style-name="ce21" table:number-columns-repeated="2"/>
          <table:table-cell table:style-name="ce24" table:number-columns-repeated="1015"/>
        </table:table-row>
        <table:table-row table:style-name="ro4">
          <table:table-cell office:value-type="string">
            <text:p>Simon May</text:p>
          </table:table-cell>
          <table:table-cell office:value-type="string">
            <text:p>Rathlin Software Limited</text:p>
          </table:table-cell>
          <table:table-cell office:value-type="string">
            <text:p>Arena Resources</text:p>
          </table:table-cell>
          <table:table-cell table:style-name="ce15" office:value-type="string">
            <text:p>Computacenter</text:p>
          </table:table-cell>
          <table:table-cell table:style-name="ce15" office:value-type="string">
            <text:p>British Gas</text:p>
          </table:table-cell>
          <table:table-cell office:value-type="date" office:date-value="1995-08-14">
            <text:p>Mon, 14 Aug 1995</text:p>
          </table:table-cell>
          <table:table-cell office:value-type="date" office:date-value="1995-08-20">
            <text:p>Sun, 20 Aug 1995</text:p>
          </table:table-cell>
          <table:table-cell table:number-columns-repeated="2"/>
          <table:table-cell office:value-type="string">
            <text:p>1 week system administration</text:p>
          </table:table-cell>
          <table:table-cell table:number-columns-repeated="1014"/>
        </table:table-row>
        <table:table-row table:style-name="ro4">
          <table:table-cell table:style-name="ce13" office:value-type="string">
            <text:p>Simon May</text:p>
          </table:table-cell>
          <table:table-cell table:style-name="ce13" office:value-type="string">
            <text:p>Rathlin Software Limited</text:p>
          </table:table-cell>
          <table:table-cell table:style-name="ce13" office:value-type="string">
            <text:p>Modus International</text:p>
          </table:table-cell>
          <table:table-cell table:style-name="ce13" office:value-type="string">
            <text:p>Misys Financial Systems</text:p>
          </table:table-cell>
          <table:table-cell table:style-name="ce13"/>
          <table:table-cell table:style-name="ce18" office:value-type="date" office:date-value="1995-02-13">
            <text:p>Mon, 13 Feb 1995</text:p>
          </table:table-cell>
          <table:table-cell table:style-name="ce21" office:value-type="date" office:date-value="1995-08-11">
            <text:p>Fri, 11 Aug 1995</text:p>
          </table:table-cell>
          <table:table-cell table:style-name="ce21" table:number-columns-repeated="2"/>
          <table:table-cell table:style-name="ce24" table:number-columns-repeated="1015"/>
        </table:table-row>
        <table:table-row table:style-name="ro4">
          <table:table-cell office:value-type="string">
            <text:p>Simon May</text:p>
          </table:table-cell>
          <table:table-cell office:value-type="string">
            <text:p>Rathlin Software Limited</text:p>
          </table:table-cell>
          <table:table-cell office:value-type="string">
            <text:p>System Resources</text:p>
          </table:table-cell>
          <table:table-cell office:value-type="string">
            <text:p>AAH Meditel</text:p>
          </table:table-cell>
          <table:table-cell/>
          <table:table-cell office:value-type="date" office:date-value="1994-09-12">
            <text:p>Mon, 12 Sep 1994</text:p>
          </table:table-cell>
          <table:table-cell office:value-type="date" office:date-value="1995-02-10">
            <text:p>Fri, 10 Feb 1995</text:p>
          </table:table-cell>
          <table:table-cell table:number-columns-repeated="1017"/>
        </table:table-row>
        <table:table-row table:style-name="ro4">
          <table:table-cell table:style-name="ce13" office:value-type="string">
            <text:p>Simon May</text:p>
          </table:table-cell>
          <table:table-cell table:style-name="ce13" office:value-type="string">
            <text:p>Rathlin Software Limited</text:p>
          </table:table-cell>
          <table:table-cell table:style-name="ce13" office:value-type="string">
            <text:p>Real-Time Systems</text:p>
          </table:table-cell>
          <table:table-cell table:style-name="ce13" office:value-type="string">
            <text:p>Barclays Network Services</text:p>
          </table:table-cell>
          <table:table-cell table:style-name="ce13"/>
          <table:table-cell table:style-name="ce18" office:value-type="date" office:date-value="1994-06-20">
            <text:p>Mon, 20 Jun 1994</text:p>
          </table:table-cell>
          <table:table-cell table:style-name="ce21" office:value-type="date" office:date-value="1994-09-09">
            <text:p>Fri, 9 Sep 1994</text:p>
          </table:table-cell>
          <table:table-cell table:style-name="ce21" table:number-columns-repeated="2"/>
          <table:table-cell table:style-name="ce24" table:number-columns-repeated="1015"/>
        </table:table-row>
        <table:table-row table:style-name="ro4">
          <table:table-cell office:value-type="string">
            <text:p>Simon May</text:p>
          </table:table-cell>
          <table:table-cell office:value-type="string">
            <text:p>Rathlin Software Limited</text:p>
          </table:table-cell>
          <table:table-cell table:style-name="ce15" office:value-type="string">
            <text:p>Modus International</text:p>
          </table:table-cell>
          <table:table-cell office:value-type="string">
            <text:p>Archetype Systems Limited</text:p>
          </table:table-cell>
          <table:table-cell/>
          <table:table-cell office:value-type="date" office:date-value="1994-05-09">
            <text:p>Mon, 9 May 1994</text:p>
          </table:table-cell>
          <table:table-cell office:value-type="date" office:date-value="1994-05-11">
            <text:p>Wed, 11 May 1994</text:p>
          </table:table-cell>
          <table:table-cell table:number-columns-repeated="1017"/>
        </table:table-row>
        <table:table-row table:style-name="ro4">
          <table:table-cell table:style-name="ce13" office:value-type="string">
            <text:p>Simon May</text:p>
          </table:table-cell>
          <table:table-cell table:style-name="ce13" office:value-type="string">
            <text:p>Rathlin Software Limited</text:p>
          </table:table-cell>
          <table:table-cell table:style-name="ce16" office:value-type="string">
            <text:p>Real-Time Systems</text:p>
          </table:table-cell>
          <table:table-cell table:style-name="ce16" office:value-type="string">
            <text:p>Barclays Network Services</text:p>
          </table:table-cell>
          <table:table-cell table:style-name="ce16"/>
          <table:table-cell table:style-name="ce18" office:value-type="date" office:date-value="1994-01-31">
            <text:p>Mon, 31 Jan 1994</text:p>
          </table:table-cell>
          <table:table-cell table:style-name="ce21" office:value-type="date" office:date-value="1994-02-18">
            <text:p>Fri, 18 Feb 1994</text:p>
          </table:table-cell>
          <table:table-cell table:style-name="ce21" table:number-columns-repeated="2"/>
          <table:table-cell table:style-name="ce24" table:number-columns-repeated="1015"/>
        </table:table-row>
        <table:table-row table:style-name="ro4">
          <table:table-cell table:style-name="ce13" office:value-type="string">
            <text:p>Simon May</text:p>
          </table:table-cell>
          <table:table-cell table:style-name="ce13" office:value-type="string">
            <text:p>Rathlin Software Limited</text:p>
          </table:table-cell>
          <table:table-cell table:style-name="ce16" office:value-type="string">
            <text:p>Real-Time Systems</text:p>
          </table:table-cell>
          <table:table-cell table:style-name="ce16" office:value-type="string">
            <text:p>Barclays Network Services</text:p>
          </table:table-cell>
          <table:table-cell table:style-name="ce16"/>
          <table:table-cell table:style-name="ce18" office:value-type="date" office:date-value="1993-11-01">
            <text:p>Mon, 1 Nov 1993</text:p>
          </table:table-cell>
          <table:table-cell table:style-name="ce21" office:value-type="date" office:date-value="1994-01-28">
            <text:p>Fri, 28 Jan 1994</text:p>
          </table:table-cell>
          <table:table-cell table:style-name="ce21" table:number-columns-repeated="2"/>
          <table:table-cell table:style-name="ce24" table:number-columns-repeated="1015"/>
        </table:table-row>
        <table:table-row table:style-name="ro4">
          <table:table-cell table:style-name="ce13" office:value-type="string">
            <text:p>Simon May</text:p>
          </table:table-cell>
          <table:table-cell table:style-name="ce13" office:value-type="string">
            <text:p>Rathlin Software Limited</text:p>
          </table:table-cell>
          <table:table-cell table:style-name="ce16" office:value-type="string">
            <text:p>Real-Time Systems</text:p>
          </table:table-cell>
          <table:table-cell table:style-name="ce16" office:value-type="string">
            <text:p>Barclays Network Services</text:p>
          </table:table-cell>
          <table:table-cell table:style-name="ce16"/>
          <table:table-cell table:style-name="ce18" office:value-type="date" office:date-value="1993-11-01">
            <text:p>Mon, 1 Nov 1993</text:p>
          </table:table-cell>
          <table:table-cell table:style-name="ce21" office:value-type="date" office:date-value="1994-04-29">
            <text:p>Fri, 29 Apr 1994</text:p>
          </table:table-cell>
          <table:table-cell table:style-name="ce21" table:number-columns-repeated="2"/>
          <table:table-cell table:style-name="ce24" table:number-columns-repeated="1015"/>
        </table:table-row>
        <table:table-row table:style-name="ro4">
          <table:table-cell table:style-name="ce13" office:value-type="string">
            <text:p>Simon May</text:p>
          </table:table-cell>
          <table:table-cell table:style-name="ce13" office:value-type="string">
            <text:p>Rathlin Software Limited</text:p>
          </table:table-cell>
          <table:table-cell table:style-name="ce16" office:value-type="string">
            <text:p>Real-Time Systems</text:p>
          </table:table-cell>
          <table:table-cell table:style-name="ce16" office:value-type="string">
            <text:p>Barclays Network Services</text:p>
          </table:table-cell>
          <table:table-cell table:style-name="ce16"/>
          <table:table-cell table:style-name="ce18" office:value-type="date" office:date-value="1993-04-01">
            <text:p>Thu, 1 Apr 1993</text:p>
          </table:table-cell>
          <table:table-cell table:style-name="ce21" office:value-type="date" office:date-value="1994-02-18">
            <text:p>Fri, 18 Feb 1994</text:p>
          </table:table-cell>
          <table:table-cell table:style-name="ce21" table:number-columns-repeated="2"/>
          <table:table-cell table:style-name="ce24" table:number-columns-repeated="1015"/>
        </table:table-row>
        <table:table-row table:style-name="ro4">
          <table:table-cell table:style-name="ce13" office:value-type="string">
            <text:p>Simon May</text:p>
          </table:table-cell>
          <table:table-cell table:style-name="ce13" office:value-type="string">
            <text:p>Rathlin Software Limited</text:p>
          </table:table-cell>
          <table:table-cell table:style-name="ce16" office:value-type="string">
            <text:p>Real-Time Systems</text:p>
          </table:table-cell>
          <table:table-cell table:style-name="ce16" office:value-type="string">
            <text:p>Barclays Network Services</text:p>
          </table:table-cell>
          <table:table-cell table:style-name="ce16"/>
          <table:table-cell table:style-name="ce18" office:value-type="date" office:date-value="1993-02-22">
            <text:p>Mon, 22 Feb 1993</text:p>
          </table:table-cell>
          <table:table-cell table:style-name="ce21" office:value-type="date" office:date-value="1994-02-18">
            <text:p>Fri, 18 Feb 1994</text:p>
          </table:table-cell>
          <table:table-cell table:style-name="ce21"/>
          <table:table-cell table:style-name="ce21" office:value-type="string">
            <text:p>22.25 per hour</text:p>
          </table:table-cell>
          <table:table-cell table:style-name="ce24" table:number-columns-repeated="1015"/>
        </table:table-row>
        <table:table-row table:style-name="ro4" table:number-rows-repeated="65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jects" table:style-name="ta1" table:print="false">
        <office:forms form:automatic-focus="false" form:apply-design-mode="false"/>
        <table:table-column table:style-name="co8" table:default-cell-style-name="ce14"/>
        <table:table-column table:style-name="co3" table:default-cell-style-name="ce14"/>
        <table:table-column table:style-name="co9" table:number-columns-repeated="2" table:default-cell-style-name="ce25"/>
        <table:table-column table:style-name="co1" table:default-cell-style-name="ce25"/>
        <table:table-column table:style-name="co1" table:number-columns-repeated="2" table:default-cell-style-name="Default"/>
        <table:table-column table:style-name="co5" table:number-columns-repeated="249" table:default-cell-style-name="Default"/>
        <table:table-row table:style-name="ro1">
          <table:table-cell table:style-name="ce7" office:value-type="string">
            <text:p>Employer</text:p>
          </table:table-cell>
          <table:table-cell table:style-name="ce7" office:value-type="string">
            <text:p>Client</text:p>
          </table:table-cell>
          <table:table-cell table:style-name="ce7" office:value-type="string">
            <text:p>Start</text:p>
          </table:table-cell>
          <table:table-cell table:style-name="ce7" office:value-type="string">
            <text:p>End</text:p>
          </table:table-cell>
          <table:table-cell table:style-name="ce7" office:value-type="string">
            <text:p>Duration</text:p>
            <text:p>(approx.)</text:p>
          </table:table-cell>
          <table:table-cell table:style-name="ce7" office:value-type="string">
            <text:p>Role</text:p>
          </table:table-cell>
          <table:table-cell table:style-name="ce7" office:value-type="string">
            <text:p>Project</text:p>
          </table:table-cell>
          <table:table-cell table:style-name="ce7" table:number-columns-repeated="249"/>
        </table:table-row>
        <table:table-row table:style-name="ro2">
          <table:table-cell office:value-type="string">
            <text:p>Perot Systems Europe</text:p>
          </table:table-cell>
          <table:table-cell office:value-type="string">
            <text:p>Computer Patent Annuities</text:p>
            <text:p>[CPA]</text:p>
          </table:table-cell>
          <table:table-cell office:value-type="date" office:date-value="2001-01-01">
            <text:p>Jan, 2001</text:p>
          </table:table-cell>
          <table:table-cell office:value-type="date" office:date-value="2001-07-01">
            <text:p>Jul, 2001</text:p>
          </table:table-cell>
          <table:table-cell office:value-type="string">
            <text:p>6 months</text:p>
          </table:table-cell>
          <table:table-cell office:value-type="string">
            <text:p>Project Manager</text:p>
          </table:table-cell>
          <table:table-cell office:value-type="string">
            <text:p>Domain name management service</text:p>
          </table:table-cell>
          <table:table-cell table:number-columns-repeated="249"/>
        </table:table-row>
        <table:table-row table:style-name="ro4">
          <table:table-cell office:value-type="string">
            <text:p>Perot Systems Europe</text:p>
          </table:table-cell>
          <table:table-cell office:value-type="string">
            <text:p>VIA Networks</text:p>
          </table:table-cell>
          <table:table-cell office:value-type="date" office:date-value="2000-11-01">
            <text:p>Nov, 2000</text:p>
          </table:table-cell>
          <table:table-cell office:value-type="date" office:date-value="2001-01-01">
            <text:p>Jan, 2001</text:p>
          </table:table-cell>
          <table:table-cell office:value-type="string">
            <text:p>3 months</text:p>
          </table:table-cell>
          <table:table-cell office:value-type="string">
            <text:p>Business Analyst / IT Consultant</text:p>
          </table:table-cell>
          <table:table-cell office:value-type="string">
            <text:p>Business consolidation</text:p>
          </table:table-cell>
          <table:table-cell table:number-columns-repeated="249"/>
        </table:table-row>
        <table:table-row table:style-name="ro4">
          <table:table-cell office:value-type="string">
            <text:p>Perot Systems Europe</text:p>
          </table:table-cell>
          <table:table-cell office:value-type="string">
            <text:p>AXA</text:p>
          </table:table-cell>
          <table:table-cell office:value-type="date" office:date-value="2000-08-01">
            <text:p>Aug, 2000</text:p>
          </table:table-cell>
          <table:table-cell office:value-type="date" office:date-value="2000-11-01">
            <text:p>Nov, 2000</text:p>
          </table:table-cell>
          <table:table-cell office:value-type="string">
            <text:p>2 months</text:p>
          </table:table-cell>
          <table:table-cell office:value-type="string">
            <text:p>Business Analyst</text:p>
          </table:table-cell>
          <table:table-cell office:value-type="string">
            <text:p>Web portal</text:p>
          </table:table-cell>
          <table:table-cell table:number-columns-repeated="249"/>
        </table:table-row>
        <table:table-row table:style-name="ro4">
          <table:table-cell office:value-type="string">
            <text:p>Perot Systems Europe</text:p>
          </table:table-cell>
          <table:table-cell office:value-type="string">
            <text:p>KPN Mobiel</text:p>
          </table:table-cell>
          <table:table-cell office:value-type="date" office:date-value="2000-04-01">
            <text:p>Apr, 2000</text:p>
          </table:table-cell>
          <table:table-cell office:value-type="date" office:date-value="2000-07-01">
            <text:p>Jul, 2000</text:p>
          </table:table-cell>
          <table:table-cell office:value-type="string">
            <text:p>4 months</text:p>
          </table:table-cell>
          <table:table-cell office:value-type="string">
            <text:p>Project Manager</text:p>
          </table:table-cell>
          <table:table-cell office:value-type="string">
            <text:p>Proof of viability</text:p>
          </table:table-cell>
          <table:table-cell table:number-columns-repeated="249"/>
        </table:table-row>
        <table:table-row table:style-name="ro4" table:number-rows-repeated="65530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  <table:database-ranges>
        <table:database-range table:name="__Anonymous_Sheet_DB__0" table:target-range-address="Training.A1:Training.IV6553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1">
      <number:day/>
      <number:text>, </number:text>
      <number:month number:textual="true"/>
      <number:text> </number:text>
      <number:year number:style="long"/>
    </number:date-style>
    <number:date-style style:name="N112">
      <number:day-of-week/>
      <number:text>, </number:text>
      <number:day/>
      <number:text> </number:text>
      <number:month number:textual="true"/>
      <number:text> </number:text>
      <number:year number:style="long"/>
    </number:date-style>
    <number:date-style style:name="N113">
      <number:month number:textual="true"/>
      <number:text> </number:text>
      <number:year number:style="long"/>
    </number:date-style>
    <number:date-style style:name="N114">
      <number:month number:textual="true"/>
      <number:text>, </number:text>
      <number:year number:style="long"/>
    </number:date-style>
    <number:date-style style:name="N115">
      <number:month number:textual="true"/>
    </number:date-style>
    <style:style style:name="Default" style:family="table-cell">
      <style:table-cell-properties style:text-align-source="fix" style:repeat-content="false" fo:background-color="transparent" style:vertical-align="top"/>
      <style:paragraph-properties fo:text-align="start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6-08-08T12:23:58</meta:creation-date>
    <dc:date>2013-11-05T20:49:58</dc:date>
    <meta:editing-cycles>218</meta:editing-cycles>
    <meta:editing-duration>P1DT6H1M12S</meta:editing-duration>
    <meta:document-statistic meta:table-count="4" meta:cell-count="318" meta:object-count="0"/>
    <meta:user-defined meta:name="Info 1"/>
    <meta:user-defined meta:name="Info 2"/>
    <meta:user-defined meta:name="Info 3"/>
    <meta:user-defined meta:name="Info 4"/>
  </office:meta>
</office:document-meta>
</file>